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20000017D9F4CD7A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3543in" svg:height="3.9689in" draw:z-index="0"><draw:image xlink:href="Pictures/10000000000002620000017D9F4CD7A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7:57:58.715263829</meta:creation-date>
    <dc:date>2014-10-20T17:58:26.931852639</dc:date>
    <meta:editing-duration>PT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4.4.0.0.alpha0$Linux_x86 LibreOffice_project/88ac4acd4addd7c30b127b885ad9bf9929c793f9</meta:generator>
  </office:meta>
</office:document-meta>
</file>